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63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0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44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71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79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7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5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16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29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79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16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18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32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38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51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33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86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7cm" fo:min-width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8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24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3.823cm" fo:min-width="8.08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47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41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73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36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98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64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63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61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90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28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59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60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84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fill-color="#ffffff" fo:min-height="1.639cm"/>
      <style:paragraph-properties style:writing-mode="lr-tb"/>
    </style:style>
    <style:style style:name="gr36" style:family="graphic" style:parent-style-name="standard">
      <style:graphic-properties draw:stroke="none" draw:fill="none" draw:fill-color="#ffffff" fo:min-height="4.682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21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438cm" fo:min-width="16.82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01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42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2.185cm" fo:min-width="19.19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21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093cm" fo:min-width="14.83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46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93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99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1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87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31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70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solid" svg:stroke-width="0.028cm" svg:stroke-color="#000080" draw:stroke-linejoin="miter" svg:stroke-linecap="butt" draw:fill="none" fo:padding-top="0.014cm" fo:padding-bottom="0.014cm" fo:padding-left="0.014cm" fo:padding-right="0.014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55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74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69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58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80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fill-color="#ffffff" fo:min-height="1.093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background-color="#ffff00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style:font-name="LiberationSerif1" fo:font-size="14pt" style:text-underline-style="none" fo:background-color="#ffff00" style:font-size-asian="14pt" style:font-name-complex="LiberationSerif1" style:font-size-complex="14pt"/>
    </style:style>
    <style:style style:name="T1" style:family="text">
      <style:text-properties fo:color="#000000" loext:opacity="100%" style:font-name="LiberationSerif1" fo:font-size="14pt" fo:font-weight="bold" style:font-size-asian="14pt" style:font-weight-asian="bold" style:font-name-complex="LiberationSerif1" style:font-size-complex="14pt" style:font-weight-complex="bold"/>
    </style:style>
    <style:style style:name="T2" style:family="text">
      <style:text-properties fo:color="#000000" loext:opacity="100%" style:font-name="LiberationSerif1" fo:font-size="14pt" fo:font-weight="normal" style:font-size-asian="14pt" style:font-weight-asian="normal" style:font-name-complex="LiberationSerif1" style:font-size-complex="14pt" style:font-weight-complex="normal"/>
    </style:style>
    <style:style style:name="T3" style:family="text">
      <style:text-properties fo:color="#000000" loext:opacity="100%" style:font-name="LiberationSerif1" fo:font-size="14pt" fo:font-weight="normal" fo:background-color="#ffff00" style:font-size-asian="14pt" style:font-weight-asian="normal" style:font-name-complex="LiberationSerif1" style:font-size-complex="14pt" style:font-weight-complex="normal"/>
    </style:style>
    <style:style style:name="T4" style:family="text">
      <style:text-properties fo:color="#000000" loext:opacity="100%" style:font-name="LiberationSerif1" fo:font-size="14pt" style:text-underline-style="solid" style:text-underline-width="auto" style:text-underline-color="font-color" fo:font-weight="normal" fo:background-color="#ffff00" style:font-size-asian="14pt" style:font-weight-asian="normal" style:font-name-complex="LiberationSerif1" style:font-size-complex="14pt" style:font-weight-complex="normal"/>
    </style:style>
    <style:style style:name="T5" style:family="text">
      <style:text-properties fo:color="#000000" loext:opacity="100%" style:font-name="LiberationSerif1" fo:font-size="14pt" fo:font-style="italic" fo:font-weight="normal" style:font-size-asian="14pt" style:font-style-asian="italic" style:font-weight-asian="normal" style:font-name-complex="LiberationSerif1" style:font-size-complex="14pt" style:font-style-complex="italic" style:font-weight-complex="normal"/>
    </style:style>
    <style:style style:name="T6" style:family="text">
      <style:text-properties fo:color="#000000" loext:opacity="100%" style:font-name="LiberationSerif1" fo:font-size="14pt" style:text-underline-style="solid" style:text-underline-width="auto" style:text-underline-color="font-color" fo:background-color="#ffff00" style:font-size-asian="14pt" style:font-name-complex="LiberationSerif1" style:font-size-complex="14pt"/>
    </style:style>
    <style:style style:name="T7" style:family="text">
      <style:text-properties fo:color="#000000" loext:opacity="100%" style:font-name="LiberationSerif1" fo:font-size="14pt" style:text-underline-style="none" fo:font-weight="normal" fo:background-color="#ffff00" style:font-size-asian="14pt" style:font-weight-asian="normal" style:font-name-complex="LiberationSerif1" style:font-size-complex="14pt" style:font-weight-complex="normal"/>
    </style:style>
    <style:style style:name="T8" style:family="text">
      <style:text-properties fo:color="#000080" loext:opacity="100%" style:font-name="LiberationSerif1" fo:font-size="14pt" fo:font-weight="normal" style:font-size-asian="14pt" style:font-weight-asian="normal" style:font-name-complex="LiberationSerif1" style:font-size-complex="14pt" style:font-weight-complex="normal"/>
    </style:style>
    <style:style style:name="T9" style:family="text">
      <style:text-properties fo:color="#000000" loext:opacity="100%" style:font-name="LiberationSerif1" fo:font-size="14pt" style:text-underline-style="none" fo:background-color="#ffff00" style:font-size-asian="14pt" style:font-name-complex="LiberationSerif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0.636cm" svg:height="0.547cm" svg:x="2.004cm" svg:y="2.022cm">
          <draw:text-box>
            <text:p text:style-name="P1"><text:span text:style-name="T1">Preparatory Course - Bioinformatics at the DKFZ</text:span></text:p>
          </draw:text-box>
        </draw:frame>
        <draw:frame draw:style-name="gr2" draw:text-style-name="P2" draw:layer="layout" svg:width="5.01cm" svg:height="0.547cm" svg:x="2.004cm" svg:y="3.158cm">
          <draw:text-box>
            <text:p text:style-name="P1"><text:span text:style-name="T1">Coding Exercises Day 1</text:span></text:p>
          </draw:text-box>
        </draw:frame>
        <draw:frame draw:style-name="gr3" draw:text-style-name="P2" draw:layer="layout" svg:width="3.444cm" svg:height="0.547cm" svg:x="2.004cm" svg:y="4.294cm">
          <draw:text-box>
            <text:p text:style-name="P1"><text:span text:style-name="T2">Exercise content:</text:span></text:p>
          </draw:text-box>
        </draw:frame>
        <draw:frame draw:style-name="gr4" draw:text-style-name="P2" draw:layer="layout" svg:width="6.716cm" svg:height="0.547cm" svg:x="2.004cm" svg:y="4.862cm">
          <draw:text-box>
            <text:p text:style-name="P1"><text:span text:style-name="T2">- Data formats: GENCODE, BED</text:span></text:p>
          </draw:text-box>
        </draw:frame>
        <draw:frame draw:style-name="gr5" draw:text-style-name="P2" draw:layer="layout" svg:width="9.798cm" svg:height="0.547cm" svg:x="2.004cm" svg:y="5.43cm">
          <draw:text-box>
            <text:p text:style-name="P1"><text:span text:style-name="T2">- Programming languages: Shell/Bash, Python, R</text:span></text:p>
          </draw:text-box>
        </draw:frame>
        <draw:frame draw:style-name="gr6" draw:text-style-name="P2" draw:layer="layout" svg:width="5.759cm" svg:height="0.547cm" svg:x="2.004cm" svg:y="5.998cm">
          <draw:text-box>
            <text:p text:style-name="P1"><text:span text:style-name="T2">- Tools: bedtools, qsub, qstat</text:span></text:p>
          </draw:text-box>
        </draw:frame>
        <draw:frame draw:style-name="gr7" draw:text-style-name="P2" draw:layer="layout" svg:width="6.521cm" svg:height="0.547cm" svg:x="2.004cm" svg:y="6.566cm">
          <draw:text-box>
            <text:p text:style-name="P1"><text:span text:style-name="T2">- GUIs: UCSC Genome Browser</text:span></text:p>
          </draw:text-box>
        </draw:frame>
        <draw:frame draw:style-name="gr8" draw:text-style-name="P2" draw:layer="layout" svg:width="4.163cm" svg:height="0.547cm" svg:x="2.004cm" svg:y="8.556cm">
          <draw:text-box>
            <text:p text:style-name="P1"><text:span text:style-name="T1">Research question: </text:span></text:p>
          </draw:text-box>
        </draw:frame>
        <draw:frame draw:style-name="gr9" draw:text-style-name="P2" draw:layer="layout" svg:width="17.295cm" svg:height="2.185cm" svg:x="2.004cm" svg:y="9.406cm">
          <draw:text-box>
            <text:p text:style-name="P1"><text:span text:style-name="T2">Which transcription </text:span><text:span text:style-name="T2">factor binding sites are </text:span><text:span text:style-name="T2">better conserved in </text:span><text:span text:style-name="T2">CpG island promoters?</text:span></text:p>
            <text:p text:style-name="P1"><text:span text:style-name="T2"/></text:p>
            <text:p text:style-name="P1"><text:span text:style-name="T3">==&gt; Results in:</text:span></text:p>
            <text:p text:style-name="P1"><text:span text:style-name="T3"><text:a xlink:href="https://github.com/idf-io/bioinformatics-at-the-dkfz/code/day1" xlink:type="simple">https://github.com/idf-io/bioinformatics-at-the-dkfz/code/day1</text:a></text:span></text:p>
          </draw:text-box>
        </draw:frame>
        <draw:frame draw:style-name="gr10" draw:text-style-name="P2" draw:layer="layout" svg:width="1.797cm" svg:height="0.547cm" svg:x="2.004cm" svg:y="11.964cm">
          <draw:text-box>
            <text:p text:style-name="P1"><text:span text:style-name="T1">Protocol</text:span></text:p>
          </draw:text-box>
        </draw:frame>
        <draw:frame draw:style-name="gr11" draw:text-style-name="P2" draw:layer="layout" svg:width="17.168cm" svg:height="0.547cm" svg:x="2.004cm" svg:y="13.668cm">
          <draw:text-box>
            <text:p text:style-name="P1"><text:span text:style-name="T1">Step 1:</text:span><text:span text:style-name="T2"> Download </text:span><text:span text:style-name="T2">GENCODE V19 </text:span><text:span text:style-name="T2">annotation. To which </text:span><text:span text:style-name="T2">genome assembly does this </text:span></text:p>
          </draw:text-box>
        </draw:frame>
        <draw:frame draw:style-name="gr12" draw:text-style-name="P2" draw:layer="layout" svg:width="15.187cm" svg:height="0.547cm" svg:x="2.004cm" svg:y="14.518cm">
          <draw:text-box>
            <text:p text:style-name="P1"><text:span text:style-name="T2">annotation match? <text:s/></text:span><text:span text:style-name="T4">Human genome – Release 19 (GRCh37.p13) </text:span><text:span text:style-name="T4">Ensembl74</text:span></text:p>
          </draw:text-box>
        </draw:frame>
        <draw:frame draw:style-name="gr13" draw:text-style-name="P2" draw:layer="layout" svg:width="17.329cm" svg:height="0.547cm" svg:x="2.004cm" svg:y="16.222cm">
          <draw:text-box>
            <text:p text:style-name="P1"><text:span text:style-name="T1">Step 2: </text:span><text:span text:style-name="T2">Generate a BED file that contains the coordinates of each core </text:span><text:span text:style-name="T2">promoter of the </text:span></text:p>
          </draw:text-box>
        </draw:frame>
        <draw:frame draw:style-name="gr14" draw:text-style-name="P2" draw:layer="layout" svg:width="16.385cm" svg:height="0.547cm" svg:x="2.004cm" svg:y="17.075cm">
          <draw:text-box>
            <text:p text:style-name="P1"><text:span text:style-name="T2">GENCODE annotation. The name field </text:span><text:span text:style-name="T2">should be the Hugo Gene Symbol and the </text:span></text:p>
          </draw:text-box>
        </draw:frame>
        <draw:frame draw:style-name="gr15" draw:text-style-name="P2" draw:layer="layout" svg:width="16.517cm" svg:height="0.547cm" svg:x="2.004cm" svg:y="17.926cm">
          <draw:text-box>
            <text:p text:style-name="P1"><text:span text:style-name="T2">Ensembel ID connected by underscore ( e.g. </text:span><text:span text:style-name="T5">TP53_ENSG00000141510</text:span><text:span text:style-name="T2">). The core </text:span></text:p>
          </draw:text-box>
        </draw:frame>
        <draw:frame draw:style-name="gr16" draw:text-style-name="P2" draw:layer="layout" svg:width="16.334cm" svg:height="0.547cm" svg:x="2.004cm" svg:y="18.779cm">
          <draw:text-box>
            <text:p text:style-name="P1"><text:span text:style-name="T2">promoter is here defined as 500 bp upstream to 100 bp downstream from the TSS.</text:span></text:p>
          </draw:text-box>
        </draw:frame>
        <draw:frame draw:style-name="gr17" draw:text-style-name="P2" draw:layer="layout" svg:width="11.864cm" svg:height="0.547cm" svg:x="2.004cm" svg:y="19.629cm">
          <draw:text-box>
            <text:p text:style-name="P1"><text:span text:style-name="T2">How do you account for the strand each gene is located on?</text:span></text:p>
          </draw:text-box>
        </draw:frame>
        <draw:frame draw:style-name="gr18" draw:text-style-name="P3" draw:layer="layout" svg:width="17.78cm" svg:height="3.277cm" svg:x="2cm" svg:y="20.732cm">
          <draw:text-box>
            <text:p><text:span text:style-name="T6">The strand is given by the 7th field in the .gtf file {+,-}. Depending on the strand, “upstream” and “downstream” are defined oppositely and the promoter sequence was constructed accordingly:</text:span></text:p>
            <text:p><text:span text:style-name="T6">- + strand: start – 500bp, start +100bp</text:span></text:p>
            <text:p><text:span text:style-name="T6">- - strand: end + 500bp, end -100bp</text:span></text:p>
            <text:p><text:span text:style-name="T6"/></text:p>
          </draw:text-box>
        </draw:frame>
      </draw:page>
      <draw:page draw:name="page2" draw:style-name="dp1" draw:master-page-name="master-page3">
        <draw:frame draw:style-name="gr19" draw:text-style-name="P2" draw:layer="layout" svg:width="16.88cm" svg:height="0.547cm" svg:x="2.004cm" svg:y="2.022cm">
          <draw:text-box>
            <text:p text:style-name="P1"><text:span text:style-name="T1">Step 3:</text:span><text:span text:style-name="T2"> Classify the promoters into two groups by overlapping them with the UCSC </text:span></text:p>
          </draw:text-box>
        </draw:frame>
        <draw:frame draw:style-name="gr20" draw:text-style-name="P2" draw:layer="layout" svg:width="17.244cm" svg:height="0.547cm" svg:x="2.004cm" svg:y="2.876cm">
          <draw:text-box>
            <text:p text:style-name="P1"><text:span text:style-name="T2">CpG island annotation using </text:span><text:span text:style-name="T5">bedtools intersect</text:span><text:span text:style-name="T2">. How often do you had to compute the </text:span></text:p>
          </draw:text-box>
        </draw:frame>
        <draw:frame draw:style-name="gr21" draw:text-style-name="P4" draw:layer="layout" svg:width="8.088cm" svg:height="3.823cm" svg:x="2.004cm" svg:y="3.726cm">
          <draw:text-box>
            <text:p text:style-name="P1"><text:span text:style-name="T2">overlap?</text:span></text:p>
          </draw:text-box>
        </draw:frame>
        <draw:frame draw:style-name="gr22" draw:text-style-name="P2" draw:layer="layout" svg:width="13.472cm" svg:height="0.547cm" svg:x="2.004cm" svg:y="5.43cm">
          <draw:text-box>
            <text:p text:style-name="P1"><text:span text:style-name="T2">Which file have you chosen as -a file and which as -b file and why?</text:span></text:p>
          </draw:text-box>
        </draw:frame>
        <draw:frame draw:style-name="gr23" draw:text-style-name="P2" draw:layer="layout" svg:width="16.419cm" svg:height="0.547cm" svg:x="2.004cm" svg:y="8.097cm">
          <draw:text-box>
            <text:p text:style-name="P1"><text:span text:style-name="T1">Bonus task:</text:span><text:span text:style-name="T2"> Write a python program with the same functionality. Does it have an </text:span></text:p>
          </draw:text-box>
        </draw:frame>
        <draw:frame draw:style-name="gr24" draw:text-style-name="P2" draw:layer="layout" svg:width="8.731cm" svg:height="0.547cm" svg:x="2.004cm" svg:y="8.947cm">
          <draw:text-box>
            <text:p text:style-name="P1"><text:span text:style-name="T2">advantage ? _________________________</text:span></text:p>
          </draw:text-box>
        </draw:frame>
        <draw:frame draw:style-name="gr25" draw:text-style-name="P2" draw:layer="layout" svg:width="17.363cm" svg:height="0.547cm" svg:x="2.004cm" svg:y="10.651cm">
          <draw:text-box>
            <text:p text:style-name="P1"><text:span text:style-name="T1">Step 4:</text:span><text:span text:style-name="T2"> Sort both promoter databases into files by their chromosomes and output these </text:span></text:p>
          </draw:text-box>
        </draw:frame>
        <draw:frame draw:style-name="gr26" draw:text-style-name="P2" draw:layer="layout" svg:width="8.981cm" svg:height="0.547cm" svg:x="2.004cm" svg:y="11.505cm">
          <draw:text-box>
            <text:p text:style-name="P1"><text:span text:style-name="T2">to the subfolders CgiProm and NonCgiProm.</text:span></text:p>
          </draw:text-box>
        </draw:frame>
        <draw:frame draw:style-name="gr27" draw:text-style-name="P2" draw:layer="layout" svg:width="17.646cm" svg:height="0.547cm" svg:x="2.004cm" svg:y="13.209cm">
          <draw:text-box>
            <text:p text:style-name="P1"><text:span text:style-name="T1">Step 5:</text:span><text:span text:style-name="T2"> Download the Conserved TFBS sites track from the UCSC GenomeBrowser and</text:span></text:p>
          </draw:text-box>
        </draw:frame>
        <draw:frame draw:style-name="gr28" draw:text-style-name="P2" draw:layer="layout" svg:width="15.636cm" svg:height="0.547cm" svg:x="2.004cm" svg:y="14.059cm">
          <draw:text-box>
            <text:p text:style-name="P1"><text:span text:style-name="T2">reformat it into a BED file by using the shell command </text:span><text:span text:style-name="T5">cut</text:span><text:span text:style-name="T2">. Note the resulting </text:span></text:p>
          </draw:text-box>
        </draw:frame>
        <draw:frame draw:style-name="gr29" draw:text-style-name="P2" draw:layer="layout" svg:width="16.618cm" svg:height="0.547cm" svg:x="2.004cm" svg:y="14.913cm">
          <draw:text-box>
            <text:p text:style-name="P1"><text:span text:style-name="T2">command: </text:span><text:span text:style-name="T4">wget {{download.link}}; cut -f 2- tfbsConsSites.txt &gt; tfbsConsSites.bed</text:span></text:p>
          </draw:text-box>
        </draw:frame>
        <draw:frame draw:style-name="gr30" draw:text-style-name="P2" draw:layer="layout" svg:width="15.907cm" svg:height="0.547cm" svg:x="2.004cm" svg:y="17.467cm">
          <draw:text-box>
            <text:p text:style-name="P1"><text:span text:style-name="T1">Step 6: </text:span><text:span text:style-name="T2">Write a shell script that takes the path of a BED file and the name of an </text:span></text:p>
          </draw:text-box>
        </draw:frame>
        <draw:frame draw:style-name="gr31" draw:text-style-name="P2" draw:layer="layout" svg:width="17.282cm" svg:height="0.547cm" svg:x="2.004cm" svg:y="18.321cm">
          <draw:text-box>
            <text:p text:style-name="P1"><text:span text:style-name="T2">outputfile as input. The script should execute an </text:span><text:span text:style-name="T5">bedtools intersect</text:span><text:span text:style-name="T2"> of the inputfile and </text:span></text:p>
          </draw:text-box>
        </draw:frame>
        <draw:frame draw:style-name="gr32" draw:text-style-name="P2" draw:layer="layout" svg:width="17.592cm" svg:height="0.547cm" svg:x="2.004cm" svg:y="19.171cm">
          <draw:text-box>
            <text:p text:style-name="P1"><text:span text:style-name="T2">the Conserved TFBS sites track and write for each overlapping promoter/TFBS pair into</text:span></text:p>
          </draw:text-box>
        </draw:frame>
        <draw:frame draw:style-name="gr33" draw:text-style-name="P2" draw:layer="layout" svg:width="16.609cm" svg:height="0.547cm" svg:x="2.004cm" svg:y="20.025cm">
          <draw:text-box>
            <text:p text:style-name="P1"><text:span text:style-name="T2">the output file. How have you names the variables that stored the input parameters?</text:span></text:p>
          </draw:text-box>
        </draw:frame>
        <draw:frame draw:style-name="gr34" draw:text-style-name="P2" draw:layer="layout" svg:width="2.847cm" svg:height="0.547cm" svg:x="2.004cm" svg:y="20.875cm">
          <draw:text-box>
            <text:p text:style-name="P1"><text:span text:style-name="T2">Variable 1: </text:span><text:span text:style-name="T4">$1</text:span></text:p>
          </draw:text-box>
        </draw:frame>
        <draw:frame draw:style-name="gr34" draw:text-style-name="P2" draw:layer="layout" svg:width="2.847cm" svg:height="0.547cm" svg:x="2.004cm" svg:y="21.729cm">
          <draw:text-box>
            <text:p text:style-name="P1"><text:span text:style-name="T2">Variable 2: </text:span><text:span text:style-name="T4">$2</text:span></text:p>
          </draw:text-box>
        </draw:frame>
        <draw:frame draw:style-name="gr35" draw:text-style-name="P5" draw:layer="layout" svg:width="15.34cm" svg:height="1.639cm" svg:x="3.805cm" svg:y="3.764cm">
          <draw:text-box>
            <text:p><text:span text:style-name="T6">Twice: once for the intersection and again for the difference between the two feature sets</text:span></text:p>
            <text:p><text:span text:style-name="T6"/></text:p>
          </draw:text-box>
        </draw:frame>
        <draw:frame draw:style-name="gr36" draw:text-style-name="P5" draw:layer="layout" svg:width="18.415cm" svg:height="4.682cm" svg:x="2.317cm" svg:y="6.127cm">
          <draw:text-box>
            <text:p><text:span text:style-name="T6">-a: hg19 annotations: query sequence, because we want those features to be the output, compared to the overlap with the second file</text:span></text:p>
            <text:p><text:span text:style-name="T6">-b: cpgIslands: reference sequence</text:span></text:p>
          </draw:text-box>
        </draw:frame>
      </draw:page>
      <draw:page draw:name="page3" draw:style-name="dp1" draw:master-page-name="master-page3">
        <draw:frame draw:style-name="gr37" draw:text-style-name="P2" draw:layer="layout" svg:width="16.216cm" svg:height="0.547cm" svg:x="2.004cm" svg:y="2.022cm">
          <draw:text-box>
            <text:p text:style-name="P1"><text:span text:style-name="T1">Step 7:</text:span><text:span text:style-name="T2"> Write down the </text:span><text:span text:style-name="T5">qsub</text:span><text:span text:style-name="T2"> command to test the script on one chromosome file:</text:span></text:p>
          </draw:text-box>
        </draw:frame>
        <draw:frame draw:style-name="gr38" draw:text-style-name="P4" draw:layer="layout" svg:width="16.823cm" svg:height="1.438cm" svg:x="2.004cm" svg:y="4.689cm">
          <draw:text-box>
            <text:p text:style-name="P1"><text:span text:style-name="T2">Which chromosome have you selected and why?</text:span></text:p>
            <text:p text:style-name="P1"><text:span text:style-name="T4">“</text:span><text:span text:style-name="T4">chrY” since it is the file/chromosome with the least amount of features (wc -l)</text:span></text:p>
          </draw:text-box>
        </draw:frame>
        <draw:frame draw:style-name="gr39" draw:text-style-name="P2" draw:layer="layout" svg:width="17.015cm" svg:height="0.547cm" svg:x="2.004cm" svg:y="6.393cm">
          <draw:text-box>
            <text:p text:style-name="P1"><text:span text:style-name="T1">Step 8:</text:span><text:span text:style-name="T2"> Create a subdirectory called </text:span><text:span text:style-name="T5">logs</text:span><text:span text:style-name="T2"> and and use the -e and -o option to write all </text:span></text:p>
          </draw:text-box>
        </draw:frame>
        <draw:frame draw:style-name="gr40" draw:text-style-name="P2" draw:layer="layout" svg:width="17.423cm" svg:height="0.547cm" svg:x="2.004cm" svg:y="7.243cm">
          <draw:text-box>
            <text:p text:style-name="P1"><text:span text:style-name="T2">error messages to this path. Execute the resulting </text:span><text:span text:style-name="T5">qsub</text:span><text:span text:style-name="T2"> command twice and introduce a </text:span></text:p>
          </draw:text-box>
        </draw:frame>
        <draw:frame draw:style-name="gr41" draw:text-style-name="P4" draw:layer="layout" svg:width="19.196cm" svg:height="2.185cm" svg:x="2.004cm" svg:y="8.097cm">
          <draw:text-box>
            <text:p text:style-name="P1"><text:span text:style-name="T2">mistake in the input path in the second execution. What result do you get?</text:span></text:p>
            <text:p text:style-name="P1"><text:span text:style-name="T2"/></text:p>
            <text:p text:style-name="P1"><text:span text:style-name="T4">qsub -o logs -e logs \</text:span></text:p>
            <text:p text:style-name="P1"><text:span text:style-name="T7">coding_exercises_day1_step6.sh CgiProm/CpgIsland_promoters_Intersection_Chr1.bed out.bed</text:span></text:p>
          </draw:text-box>
        </draw:frame>
        <draw:frame draw:style-name="gr42" draw:text-style-name="P2" draw:layer="layout" svg:width="17.215cm" svg:height="0.547cm" svg:x="2.004cm" svg:y="10.761cm">
          <draw:text-box>
            <text:p text:style-name="P1"><text:span text:style-name="T1">Step 9:</text:span><text:span text:style-name="T2"> Write a script either in Shell or Python that takes a directory path as input and </text:span></text:p>
          </draw:text-box>
        </draw:frame>
        <draw:frame draw:style-name="gr43" draw:text-style-name="P2" draw:layer="layout" svg:width="14.831cm" svg:height="1.093cm" svg:x="2.004cm" svg:y="11.614cm">
          <draw:text-box>
            <text:p text:style-name="P1"><text:span text:style-name="T2">writes for each file in this directory an according </text:span><text:span text:style-name="T5">qsub</text:span><text:span text:style-name="T2"> command to </text:span><text:span text:style-name="T5">stdout</text:span><text:span text:style-name="T2">.</text:span></text:p>
            <text:p text:style-name="P1"><text:span text:style-name="T2"/></text:p>
          </draw:text-box>
        </draw:frame>
        <draw:frame draw:style-name="gr44" draw:text-style-name="P2" draw:layer="layout" svg:width="16.465cm" svg:height="0.547cm" svg:x="2.004cm" svg:y="13.318cm">
          <draw:text-box>
            <text:p text:style-name="P1"><text:span text:style-name="T1">Step 10:</text:span><text:span text:style-name="T2"> Collect all qsub commands into the runscript run.sh by using the redirect </text:span></text:p>
          </draw:text-box>
        </draw:frame>
        <draw:frame draw:style-name="gr45" draw:text-style-name="P2" draw:layer="layout" svg:width="6.932cm" svg:height="0.547cm" svg:x="2.004cm" svg:y="14.168cm">
          <draw:text-box>
            <text:p text:style-name="P1"><text:span text:style-name="T2">‘</text:span><text:span text:style-name="T2">&gt;’and execute the resulting script.</text:span></text:p>
          </draw:text-box>
        </draw:frame>
        <draw:frame draw:style-name="gr46" draw:text-style-name="P2" draw:layer="layout" svg:width="0.493cm" svg:height="0.547cm" svg:x="2.004cm" svg:y="15.022cm">
          <draw:text-box>
            <text:p text:style-name="P1"><text:span text:style-name="T2"><text:s text:c="2"/></text:span></text:p>
          </draw:text-box>
        </draw:frame>
        <draw:frame draw:style-name="gr47" draw:text-style-name="P2" draw:layer="layout" svg:width="12.995cm" svg:height="0.547cm" svg:x="2.004cm" svg:y="15.872cm">
          <draw:text-box>
            <text:p text:style-name="P1"><text:span text:style-name="T1">Step 11: </text:span><text:span text:style-name="T2">Join the resulting files for each promoter type using </text:span><text:span text:style-name="T5">cat</text:span><text:span text:style-name="T2">.</text:span></text:p>
          </draw:text-box>
        </draw:frame>
        <draw:frame draw:style-name="gr48" draw:text-style-name="P2" draw:layer="layout" svg:width="16.14cm" svg:height="0.547cm" svg:x="2.004cm" svg:y="17.576cm">
          <draw:text-box>
            <text:p text:style-name="P1"><text:span text:style-name="T1">Step 12: </text:span><text:span text:style-name="T2">Load results into R using </text:span><text:span text:style-name="T5">read.table</text:span><text:span text:style-name="T2">. Analyze data and answer research </text:span></text:p>
          </draw:text-box>
        </draw:frame>
        <draw:frame draw:style-name="gr49" draw:text-style-name="P4" draw:layer="layout" svg:width="17.452cm" svg:height="1.639cm" svg:x="2.004cm" svg:y="18.144cm">
          <draw:text-box>
            <text:p text:style-name="P1"><text:span text:style-name="T2">Question!</text:span></text:p>
            <text:p><text:span text:style-name="T3">==&gt; Results in:</text:span></text:p>
            <text:p><text:span text:style-name="T3"><text:a xlink:href="https://github.com/idf-io/bioinformatics-at-the-dkfz/docs/" xlink:type="simple">https://github.com/idf-io/bioinformatics-at-the-dkfz/docs/
exercise_day1_completed.pdf</text:a></text:span></text:p>
          </draw:text-box>
        </draw:frame>
        <draw:frame draw:style-name="gr50" draw:text-style-name="P2" draw:layer="layout" svg:width="2.318cm" svg:height="1.093cm" svg:x="2.004cm" svg:y="19.848cm">
          <draw:text-box>
            <text:p text:style-name="P1"><text:span text:style-name="T1"/></text:p>
            <text:p text:style-name="P1"><text:span text:style-name="T1">Resources:</text:span></text:p>
          </draw:text-box>
        </draw:frame>
        <draw:frame draw:style-name="gr51" draw:text-style-name="P2" draw:layer="layout" svg:width="5.704cm" svg:height="0.547cm" svg:x="2.004cm" svg:y="20.984cm">
          <draw:text-box>
            <text:p text:style-name="P1"><text:span text:style-name="T2">GENCODE V19 annotation:</text:span></text:p>
          </draw:text-box>
        </draw:frame>
        <draw:line draw:style-name="gr52" draw:text-style-name="P6" draw:layer="layout" svg:x1="2.003cm" svg:y1="22.034cm" svg:x2="11.444cm" svg:y2="22.034cm">
          <text:p/>
        </draw:line>
        <draw:frame draw:style-name="gr53" draw:text-style-name="P2" draw:layer="layout" svg:width="9.557cm" svg:height="0.547cm" svg:x="2.004cm" svg:y="21.552cm">
          <draw:text-box>
            <text:p text:style-name="P1"><text:span text:style-name="T8">https://www.gencodegenes.org/releases/19.html</text:span></text:p>
          </draw:text-box>
        </draw:frame>
        <draw:frame draw:style-name="gr54" draw:text-style-name="P2" draw:layer="layout" svg:width="4.748cm" svg:height="0.547cm" svg:x="2.004cm" svg:y="22.688cm">
          <draw:text-box>
            <text:p text:style-name="P1"><text:span text:style-name="T2">CpG island annotation: </text:span></text:p>
          </draw:text-box>
        </draw:frame>
        <draw:line draw:style-name="gr52" draw:text-style-name="P6" draw:layer="layout" svg:x1="2.003cm" svg:y1="23.738cm" svg:x2="17.547cm" svg:y2="23.738cm">
          <text:p/>
        </draw:line>
        <draw:frame draw:style-name="gr55" draw:text-style-name="P2" draw:layer="layout" svg:width="15.691cm" svg:height="0.547cm" svg:x="2.004cm" svg:y="23.256cm">
          <draw:text-box>
            <text:p text:style-name="P1"><text:span text:style-name="T8">http://hgdownload.soe.ucsc.edu/goldenPath/hg19/database/cpgIslandExt.txt.gz</text:span></text:p>
          </draw:text-box>
        </draw:frame>
        <draw:frame draw:style-name="gr56" draw:text-style-name="P2" draw:layer="layout" svg:width="4.587cm" svg:height="0.547cm" svg:x="2.004cm" svg:y="24.392cm">
          <draw:text-box>
            <text:p text:style-name="P1"><text:span text:style-name="T2">Conserved TFBS sites:</text:span></text:p>
          </draw:text-box>
        </draw:frame>
        <draw:line draw:style-name="gr52" draw:text-style-name="P6" draw:layer="layout" svg:x1="2.003cm" svg:y1="25.442cm" svg:x2="17.66cm" svg:y2="25.442cm">
          <text:p/>
        </draw:line>
        <draw:frame draw:style-name="gr57" draw:text-style-name="P2" draw:layer="layout" svg:width="15.805cm" svg:height="0.547cm" svg:x="2.004cm" svg:y="24.96cm">
          <draw:text-box>
            <text:p text:style-name="P1"><text:span text:style-name="T8">http://hgdownload.soe.ucsc.edu/goldenPath/hg19/database/tfbsConsSites.txt.gz</text:span></text:p>
          </draw:text-box>
        </draw:frame>
        <draw:frame draw:style-name="gr58" draw:text-style-name="P7" draw:layer="layout" svg:width="17.236cm" svg:height="1.093cm" svg:x="2.317cm" svg:y="2.952cm">
          <draw:text-box>
            <text:p><text:span text:style-name="T9">qsub coding_exercises_day1_step6.sh CgiProm/CpgIsland_promoters_Intersection_Chr1.bed out.be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4-30T20:43:23.274324893</dc:date>
    <meta:editing-duration>PT7H17M26S</meta:editing-duration>
    <meta:editing-cycles>6</meta:editing-cycles>
    <meta:generator>LibreOffice/7.3.7.2$Linux_X86_64 LibreOffice_project/30$Build-2</meta:generator>
    <meta:document-statistic meta:object-count="61"/>
  </office:meta>
</office:document-meta>
</file>